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style>
    <style:style style:name="P3" style:family="paragraph" style:parent-style-name="Standard" style:list-style-name="L1">
      <style:text-properties fo:color="#000000"/>
    </style:style>
    <style:style style:name="P4" style:family="paragraph" style:parent-style-name="Standard" style:list-style-name="L1">
      <style:text-properties fo:color="#000000" fo:background-color="transparent"/>
    </style:style>
    <style:style style:name="T1" style:family="text">
      <style:text-properties fo:background-color="#ffff00"/>
    </style:style>
    <style:style style:name="T2"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www.youtube.com/watch?time_continue=248&amp;v=sh-NanMOh1Q&amp;feature=emb_logo" text:style-name="Internet_20_link" text:visited-style-name="Visited_20_Internet_20_Link">https://www.youtube.com/watch?time_continue=248&amp;v=sh-NanMOh1Q&amp;feature=emb_logo</text:a> </text:p>
      <text:p text:style-name="P1"/>
      <text:p text:style-name="P1">1. CREAR SERVIDOR CON EXPRESS</text:p>
      <text:p text:style-name="P1"/>
      <text:list xml:id="list2121544080492425319" text:style-name="L1">
        <text:list-item>
          <text:p text:style-name="P3">Crear carpeta del proyecto</text:p>
        </text:list-item>
        <text:list-item>
          <text:p text:style-name="P3">Iniciar consola en VSC y crear dentro de la carpeta un Json de nom con <text:span text:style-name="T1">npm init –yes</text:span></text:p>
        </text:list-item>
        <text:list-item>
          <text:p text:style-name="P3">Instalar servidor express con <text:span text:style-name="T1">npm i express</text:span></text:p>
        </text:list-item>
        <text:list-item>
          <text:p text:style-name="P3">Instalar un motor de plantillas con <text:span text:style-name="T1">npm i ejs</text:span></text:p>
        </text:list-item>
        <text:list-item>
          <text:p text:style-name="P4">Instalar un módulo para visualizar por consola lo que los navegadores piden a mi servidor con <text:span text:style-name="T1">npm i morgan</text:span></text:p>
        </text:list-item>
        <text:list-item>
          <text:p text:style-name="P4">Crear una carpeta creada src</text:p>
        </text:list-item>
        <text:list-item>
          <text:p text:style-name="P4">Crear dentro de src un archivo index.js, que será el archivo que arranque el servidor</text:p>
        </text:list-item>
        <text:list-item>
          <text:p text:style-name="P3"><text:span text:style-name="T2">En package.json borramos lo que hay dentro de scripts y añadir un comando con </text:span><text:span text:style-name="T1">“dev” : “nodemon src”</text:span><text:span text:style-name="T2"> con lo que con este comando se ejecutará automáticamente el archivo index.js que está dentro de la carpeta src. Podemos iniciarlo por la consola con </text:span><text:span text:style-name="T1">npm run dev</text:span><text:span text:style-name="T2">. </text:span></text:p>
        </text:list-item>
        <text:list-item>
          <text:p text:style-name="P3"><text:span text:style-name="T2">Crear también el comando </text:span><text:span text:style-name="T1">“start” : “node src”</text:span><text:span text:style-name="T2"> que arrancará automáticamente al desplegar en la nube</text:span></text:p>
        </text:list-item>
        <text:list-item>
          <text:p text:style-name="P4">Instalar como dependencia de desarrollo nodemon con <text:span text:style-name="T1">npm i nodemon -D</text:span>. Con este flag al desplegar en producción instala las dependencias que necesita para funcionar, pero no las que usaremos para desarrollar. Este módulo hace que el servidor se reinicie automáticamente cada vez que yo haga cambios en el código.</text:p>
        </text:list-item>
        <text:list-item>
          <text:p text:style-name="P4">En index.js requerimos Express con <text:span text:style-name="T1">const express = require('express');</text:span> e instanciamos el servidor con<text:span text:style-name="T1"> const app = express();</text:span></text:p>
        </text:list-item>
        <text:list-item>
          <text:p text:style-name="P4">Indicamos el número del puerto en el que escucharemos, por ejemplo el 3000, con <text:span text:style-name="T1">app.set(“port”, 3000);</text:span></text:p>
        </text:list-item>
        <text:list-item>
          <text:p text:style-name="P4">Indicamos al servidor que escuche en el servidor escuche en el puerto asignado antes y que avise por consola en que puerto está escuchando con <text:span text:style-name="T1">app.listen(app.get(“port”), () =&gt; {console.log(“servidor en puerto”, app.get(“port”));})</text:span></text:p>
        </text:list-item>
        <text:list-item>
          <text:p text:style-name="P4">Creamos dentro de src una carpeta llamada vistas donde estarán las vistas de la aplicación, y dentro de estas un archivo llamado index.ejs que será la página principal.</text:p>
        </text:list-item>
        <text:list-item>
          <text:p text:style-name="P4">Definimos cual será nuestro renderizador de plantillas con <text:span text:style-name="T1">app.set(“view engine”, “ejs”);</text:span></text:p>
        </text:list-item>
        <text:list-item>
          <text:p text:style-name="P4">Requerimos path con <text:span text:style-name="T1">const path = require('path');</text:span> Este módulo se encarga de detectar si estamos en un entorno windows o unix y asignar las barras o contrabarras correctamente por si mismo.</text:p>
        </text:list-item>
        <text:list-item>
          <text:p text:style-name="P4">Definimos donde estarán las vistas con <text:span text:style-name="T1">app.set(“views”, path.join(_dirname, “vistas”);</text:span> __dirname asigna automáticamente la ruta absoluta hasta el directorio desde el que se está ejecutando, que es obligatorio. Al hacerlo mediante path.join() nos aseguramos de no tener probleas con las contrabarras.</text:p>
        </text:list-item>
        <text:list-item>
          <text:p text:style-name="P4">Para definir rutas, por ejemplo la principal de la aplicación, lo haremos mediante <text:span text:style-name="T1">app.get('/', (req, res) =&gt; {res.render(index))});</text:span> Como antes definimos nuestro renderizador no hace falta especificar la extensión del archivo</text:p>
        </text:list-item>
        <text:list-item>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gl" fo:country="E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men </meta:initial-creator>
    <meta:creation-date>2020-04-24T16:07:55.23</meta:creation-date>
    <dc:date>2020-04-24T21:22:05.46</dc:date>
    <dc:creator>Carmen </dc:creator>
    <meta:editing-duration>PT59M26S</meta:editing-duration>
    <meta:editing-cycles>9</meta:editing-cycles>
    <meta:generator>OpenOffice/4.1.5$Win32 OpenOffice.org_project/415m1$Build-9789</meta:generator>
    <meta:document-statistic meta:table-count="0" meta:image-count="0" meta:object-count="0" meta:page-count="1" meta:paragraph-count="20" meta:word-count="420" meta:character-count="2641"/>
  </office:meta>
</office:document-meta>
</file>